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28203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203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203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2456" calcext:value-type="float">
            <text:p>47.0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203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1768" calcext:value-type="float">
            <text:p>46.9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203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8008" calcext:value-type="float">
            <text:p>47.3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203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203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8384" calcext:value-type="float">
            <text:p>47.2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203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203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164" calcext:value-type="float">
            <text:p>47.4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203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8968" calcext:value-type="float">
            <text:p>47.3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203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4368" calcext:value-type="float">
            <text:p>48.6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203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1136" calcext:value-type="float">
            <text:p>47.9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203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9592" calcext:value-type="float">
            <text:p>47.7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203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452" calcext:value-type="float">
            <text:p>47.5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203</text:p>
          </table:table-cell>
          <table:table-cell office:value-type="string" calcext:value-type="string">
            <text:p>201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1808" calcext:value-type="float">
            <text:p>47.2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203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6904" calcext:value-type="float">
            <text:p>46.8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203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156" calcext:value-type="float">
            <text:p>46.7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203</text:p>
          </table:table-cell>
          <table:table-cell office:value-type="string" calcext:value-type="string">
            <text:p>200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1016" calcext:value-type="float">
            <text:p>46.9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203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4064" calcext:value-type="float">
            <text:p>46.9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203</text:p>
          </table:table-cell>
          <table:table-cell office:value-type="string" calcext:value-type="string">
            <text:p>200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1184" calcext:value-type="float">
            <text:p>46.8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203</text:p>
          </table:table-cell>
          <table:table-cell office:value-type="string" calcext:value-type="string">
            <text:p>200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203</text:p>
          </table:table-cell>
          <table:table-cell office:value-type="string" calcext:value-type="string">
            <text:p>200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1936" calcext:value-type="float">
            <text:p>46.7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203</text:p>
          </table:table-cell>
          <table:table-cell office:value-type="string" calcext:value-type="string">
            <text:p>200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203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203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203</text:p>
          </table:table-cell>
          <table:table-cell office:value-type="string" calcext:value-type="string">
            <text:p>200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203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203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9312" calcext:value-type="float">
            <text:p>45.5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203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4344" calcext:value-type="float">
            <text:p>45.4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203</text:p>
          </table:table-cell>
          <table:table-cell office:value-type="string" calcext:value-type="string">
            <text:p>199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5264" calcext:value-type="float">
            <text:p>45.1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203</text:p>
          </table:table-cell>
          <table:table-cell office:value-type="string" calcext:value-type="string">
            <text:p>199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203</text:p>
          </table:table-cell>
          <table:table-cell office:value-type="string" calcext:value-type="string">
            <text:p>199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203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203</text:p>
          </table:table-cell>
          <table:table-cell office:value-type="string" calcext:value-type="string">
            <text:p>199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604" calcext:value-type="float">
            <text:p>44.5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203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0864" calcext:value-type="float">
            <text:p>44.2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203</text:p>
          </table:table-cell>
          <table:table-cell office:value-type="string" calcext:value-type="string">
            <text:p>199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4184" calcext:value-type="float">
            <text:p>44.1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203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4664" calcext:value-type="float">
            <text:p>44.1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203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203</text:p>
          </table:table-cell>
          <table:table-cell office:value-type="string" calcext:value-type="string">
            <text:p>198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3992" calcext:value-type="float">
            <text:p>44.8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203</text:p>
          </table:table-cell>
          <table:table-cell office:value-type="string" calcext:value-type="string">
            <text:p>198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0008" calcext:value-type="float">
            <text:p>44.2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203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203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1136" calcext:value-type="float">
            <text:p>44.1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203</text:p>
          </table:table-cell>
          <table:table-cell office:value-type="string" calcext:value-type="string">
            <text:p>198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203</text:p>
          </table:table-cell>
          <table:table-cell office:value-type="string" calcext:value-type="string">
            <text:p>198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1536" calcext:value-type="float">
            <text:p>43.5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203</text:p>
          </table:table-cell>
          <table:table-cell office:value-type="string" calcext:value-type="string">
            <text:p>198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5504" calcext:value-type="float">
            <text:p>43.2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203</text:p>
          </table:table-cell>
          <table:table-cell office:value-type="string" calcext:value-type="string">
            <text:p>197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2624" calcext:value-type="float">
            <text:p>43.0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